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'Noto Sans Japanese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044e9" officeooo:paragraph-rsid="002044e9"/>
    </style:style>
    <style:style style:name="P4" style:family="paragraph" style:parent-style-name="Text_20_body">
      <style:text-properties officeooo:rsid="0021df8b" officeooo:paragraph-rsid="0021df8b"/>
    </style:style>
    <style:style style:name="P5" style:family="paragraph" style:parent-style-name="Text_20_body">
      <style:text-properties officeooo:rsid="0021df8b" officeooo:paragraph-rsid="0022e3f8"/>
    </style:style>
    <style:style style:name="P6" style:family="paragraph" style:parent-style-name="Text_20_body">
      <style:text-properties officeooo:rsid="0022e3f8" officeooo:paragraph-rsid="0022e3f8"/>
    </style:style>
    <style:style style:name="P7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8" style:family="paragraph" style:parent-style-name="Heading_20_3">
      <style:paragraph-properties fo:break-before="page"/>
      <style:text-properties officeooo:rsid="0021df8b" officeooo:paragraph-rsid="0021df8b"/>
    </style:style>
    <style:style style:name="P9" style:family="paragraph" style:parent-style-name="Heading_20_3">
      <style:paragraph-properties fo:break-before="page"/>
      <style:text-properties officeooo:rsid="0021df8b" officeooo:paragraph-rsid="0022e3f8"/>
    </style:style>
    <style:style style:name="P10" style:family="paragraph" style:parent-style-name="Heading_20_2">
      <style:text-properties officeooo:rsid="000aca01" officeooo:paragraph-rsid="001c49ac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1f1efa"/>
    </style:style>
    <style:style style:name="T4" style:family="text">
      <style:text-properties officeooo:rsid="001fd429"/>
    </style:style>
    <style:style style:name="T5" style:family="text">
      <style:text-properties officeooo:rsid="002044e9"/>
    </style:style>
    <style:style style:name="T6" style:family="text">
      <style:text-properties officeooo:rsid="0021df8b"/>
    </style:style>
    <style:style style:name="T7" style:family="text">
      <style:text-properties officeooo:rsid="0022e3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6">Moonshadow</text:span> (<text:span text:style-name="T6">Cat Stevens</text:span>)</text:h>
      <text:h text:style-name="P10" text:outline-level="2">Time Signature: <text:span text:style-name="T1">4</text:span>/4</text:h>
      <text:p text:style-name="P2">Chords: <text:span text:style-name="T6">A, A7, Bm, D, G, Em, E7</text:span></text:p>
      <text:p text:style-name="P2">Tempo: 1<text:span text:style-name="T7">1</text:span>0 - 1<text:span text:style-name="T7">3</text:span>0 BPM</text:p>
      <text:p text:style-name="P1"/>
      <text:h text:style-name="P8" text:outline-level="3">[CHORUS]</text:h>
      <text:p text:style-name="P4"><text:s text:c="4"/>D <text:s text:c="33"/></text:p>
      <text:p text:style-name="P4">Oh, I'm being followed by a moon shadow,</text:p>
      <text:p text:style-name="P4">G <text:s text:c="15"/>D</text:p>
      <text:p text:style-name="P4">moonshadow, moonshadow</text:p>
      <text:p text:style-name="P4">D <text:s text:c="33"/></text:p>
      <text:p text:style-name="P4">Leaping and hopping on a moonshadow,</text:p>
      <text:p text:style-name="P4">G <text:s text:c="14"/>D</text:p>
      <text:p text:style-name="P4">moonshadow, moonshadow</text:p>
      <text:h text:style-name="Heading_20_3" text:outline-level="3">[VERSE 1]</text:h>
      <text:p text:style-name="P4"><text:s text:c="4"/>G <text:s text:c="3"/>D <text:s text:c="3"/>G <text:s text:c="6"/>D <text:s text:c="4"/></text:p>
      <text:p text:style-name="P4">And if I ever lose my hands,</text:p>
      <text:p text:style-name="P4">G <text:s text:c="6"/>D <text:s text:c="6"/>Em <text:s text:c="5"/>A7</text:p>
      <text:p text:style-name="P4">lose my plough, lose my land,</text:p>
      <text:p text:style-name="P4"><text:s text:c="3"/>G <text:s text:c="3"/>D <text:s text:c="3"/>G <text:s text:c="6"/>D <text:s text:c="5"/></text:p>
      <text:p text:style-name="P4">Oh if I ever lose my hands, </text:p>
      <text:p text:style-name="P4"><text:s text:c="3"/>Em <text:s text:c="3"/>A7 <text:s/>D <text:s/>Bm </text:p>
      <text:p text:style-name="P4">Oh if------------- </text:p>
      <text:p text:style-name="P4"><text:s text:c="2"/>Em <text:s text:c="11"/>A7 <text:s text:c="4"/>D</text:p>
      <text:p text:style-name="P4">I won't have to work no more.</text:p>
      <text:h text:style-name="Heading_20_3" text:outline-level="3">[VERSE 2]</text:h>
      <text:p text:style-name="P4"><text:s text:c="4"/>G <text:s text:c="3"/>D <text:s text:c="3"/>G <text:s text:c="6"/>D <text:s text:c="3"/></text:p>
      <text:p text:style-name="P4">And if I ever lose my eyes,</text:p>
      <text:p text:style-name="P4">G <text:s text:c="4"/>D <text:s text:c="7"/>Em <text:s text:c="5"/>A7</text:p>
      <text:p text:style-name="P4">if my colors all ran dry,</text:p>
      <text:p text:style-name="P4"><text:s text:c="4"/>G <text:s text:c="3"/>D <text:s text:c="3"/>G <text:s text:c="6"/>D <text:s text:c="4"/></text:p>
      <text:p text:style-name="P4">Yes if I ever lose my eyes, </text:p>
      <text:p text:style-name="P4"><text:s text:c="3"/>Em <text:s text:c="2"/>A7 <text:s/>D <text:s/>Bm </text:p>
      <text:p text:style-name="P4">Oh if------------</text:p>
      <text:p text:style-name="P4"><text:s text:c="2"/>Em <text:s text:c="11"/>A7 <text:s text:c="4"/>D</text:p>
      <text:p text:style-name="P5">I won't have to cry no more.</text:p>
      <text:h text:style-name="Heading_20_3" text:outline-level="3">[CHORUS]</text:h>
      <text:p text:style-name="P5"><text:s text:c="4"/>D <text:s text:c="33"/></text:p>
      <text:p text:style-name="P5">Oh, I'm being followed by a moon shadow,</text:p>
      <text:p text:style-name="P5"/>
      <text:p text:style-name="P5"><text:soft-page-break/>G <text:s text:c="15"/>D</text:p>
      <text:p text:style-name="P5">moonshadow, moonshadow</text:p>
      <text:p text:style-name="P5">D <text:s text:c="33"/></text:p>
      <text:p text:style-name="P5">Leaping and hopping on a moonshadow,</text:p>
      <text:p text:style-name="P5">G <text:s text:c="14"/>D</text:p>
      <text:p text:style-name="P5"><text:span text:style-name="T6">moonshadow, moonshadow</text:span></text:p>
      <text:h text:style-name="Heading_20_3" text:outline-level="3">[VERSE 3]</text:h>
      <text:p text:style-name="P4"><text:s text:c="4"/>G <text:s text:c="3"/>D <text:s text:c="3"/>G <text:s text:c="6"/>D <text:s text:c="4"/></text:p>
      <text:p text:style-name="P4">And if i ever lose my legs, </text:p>
      <text:p text:style-name="P4">G <text:s text:c="6"/>D <text:s text:c="8"/>Em <text:s text:c="5"/>A7</text:p>
      <text:p text:style-name="P4">I won't moan, and I won't beg,</text:p>
      <text:p text:style-name="P4"><text:s text:c="4"/>G <text:s text:c="3"/>D <text:s text:c="3"/>G <text:s text:c="6"/>D <text:s text:c="4"/></text:p>
      <text:p text:style-name="P4">Yes if I ever lose my legs, </text:p>
      <text:p text:style-name="P4"><text:s text:c="5"/>Em <text:s text:c="2"/>A7 <text:s/>D <text:s/>Bm <text:s text:c="2"/></text:p>
      <text:p text:style-name="P4">Oh if-------------- I </text:p>
      <text:p text:style-name="P4">Em <text:s text:c="11"/>A7 <text:s text:c="5"/>D</text:p>
      <text:p text:style-name="P4">won't have to walk no more.</text:p>
      <text:h text:style-name="Heading_20_3" text:outline-level="3">[VERSE 4]</text:h>
      <text:p text:style-name="P4"><text:s text:c="4"/>G <text:s text:c="3"/>D <text:s text:c="3"/>G <text:s text:c="6"/>D <text:s text:c="4"/></text:p>
      <text:p text:style-name="P4">And if i ever lose my mouth, </text:p>
      <text:p text:style-name="P4">G <text:s text:c="5"/>D <text:s text:c="5"/>Em <text:s text:c="7"/>A7</text:p>
      <text:p text:style-name="P4">All my teeth, north and south,</text:p>
      <text:p text:style-name="P4"><text:s text:c="4"/>G <text:s text:c="3"/>D <text:s text:c="3"/>G <text:s text:c="6"/>D <text:s text:c="4"/></text:p>
      <text:p text:style-name="P4">Yes if I ever lose my mouth, </text:p>
      <text:p text:style-name="P4"><text:s text:c="5"/>Em <text:s text:c="2"/>A7 <text:s/>D <text:s/>Bm <text:s text:c="2"/></text:p>
      <text:p text:style-name="P4">Oh if-------------- I </text:p>
      <text:p text:style-name="P4">Em <text:s text:c="11"/>A7 <text:s text:c="5"/>D</text:p>
      <text:p text:style-name="P4">won't have to talk no more.</text:p>
      <text:h text:style-name="Heading_20_3" text:outline-level="3">[BRIDGE]</text:h>
      <text:p text:style-name="P6">E7 <text:s text:c="17"/>A <text:s text:c="8"/></text:p>
      <text:p text:style-name="P6">Did it take long to find me? <text:s/></text:p>
      <text:p text:style-name="P6">E7 <text:s text:c="18"/>A</text:p>
      <text:p text:style-name="P6">I asked the faithful light.</text:p>
      <text:p text:style-name="P6">E7 <text:s text:c="17"/>A <text:s text:c="8"/></text:p>
      <text:p text:style-name="P6">Did it take long to find me? <text:s/></text:p>
      <text:p text:style-name="P6">E7 <text:s text:c="24"/>A <text:s text:c="5"/>A7</text:p>
      <text:p text:style-name="P6">And are you gonna stay the ni---ght?</text:p>
      <text:h text:style-name="P9" text:outline-level="3">[CHORUS]</text:h>
      <text:p text:style-name="P5"><text:s text:c="4"/>D <text:s text:c="33"/></text:p>
      <text:p text:style-name="P5">Oh, I'm being followed by a moon shadow,</text:p>
      <text:p text:style-name="P5">G <text:s text:c="15"/>D</text:p>
      <text:p text:style-name="P5">moonshadow, moonshadow</text:p>
      <text:p text:style-name="P5">D <text:s text:c="33"/></text:p>
      <text:p text:style-name="P5">Leaping and hopping on a moonshadow,</text:p>
      <text:p text:style-name="P5">G <text:s text:c="14"/>D</text:p>
      <text:p text:style-name="P5"><text:span text:style-name="T6">moonshadow, moonshad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'Noto Sans Japanese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2M45S</meta:editing-duration>
    <meta:editing-cycles>17</meta:editing-cycles>
    <meta:generator>LibreOffice/5.2.5.1$MacOSX_X86_64 LibreOffice_project/0312e1a284a7d50ca85a365c316c7abbf20a4d22</meta:generator>
    <dc:title>Lyrics + Chords</dc:title>
    <dc:date>2017-04-03T15:34:49.173402000</dc:date>
    <meta:print-date>2017-04-03T12:23:29.985893000</meta:print-date>
    <meta:document-statistic meta:table-count="0" meta:image-count="0" meta:object-count="0" meta:page-count="4" meta:paragraph-count="84" meta:word-count="332" meta:character-count="2123" meta:non-whitespace-character-count="111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